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35in"/>
    </style:style>
    <style:style style:name="co3" style:family="table-column">
      <style:table-column-properties fo:break-before="auto" style:column-width="1.7693in"/>
    </style:style>
    <style:style style:name="co4" style:family="table-column">
      <style:table-column-properties fo:break-before="auto" style:column-width="1.748in"/>
    </style:style>
    <style:style style:name="co6" style:family="table-column">
      <style:table-column-properties fo:break-before="auto" style:column-width="2.1299in"/>
    </style:style>
    <style:style style:name="co7" style:family="table-column">
      <style:table-column-properties fo:break-before="auto" style:column-width="0.6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top"/>
      <style:paragraph-properties fo:text-align="start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none" fo:border-left="0.0008in solid #000000" fo:border-right="0.0008in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4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Week 1 Immersion</text:p>
          </table:table-cell>
          <table:covered-table-cell table:style-name="ce6"/>
          <table:covered-table-cell table:style-name="ce8"/>
          <table:covered-table-cell table:number-columns-repeated="2" table:style-name="ce1"/>
          <table:table-cell table:style-name="ce11" table:number-columns-repeated="1017"/>
        </table:table-row>
        <table:table-row table:style-name="ro1">
          <table:table-cell table:style-name="ce1" office:value-type="string">
            <text:p>Technologies</text:p>
          </table:table-cell>
          <table:table-cell table:style-name="ce6" office:value-type="string" table:number-columns-spanned="2" table:number-rows-spanned="1">
            <text:p>Concepts</text:p>
          </table:table-cell>
          <table:covered-table-cell table:style-name="Default"/>
          <table:table-cell table:style-name="ce1" office:value-type="string">
            <text:p>Instruction</text:p>
          </table:table-cell>
          <table:table-cell table:style-name="ce1" office:value-type="string">
            <text:p>Application: Tool or Utility </text:p>
          </table:table-cell>
          <table:table-cell table:style-name="ce11" office:value-type="string">
            <text:p>Reference Manuals</text:p>
          </table:table-cell>
          <table:table-cell table:style-name="ce11" table:number-columns-repeated="1016"/>
        </table:table-row>
        <table:table-row table:style-name="ro2">
          <table:table-cell table:style-name="ce2" office:value-type="string">
            <text:p>.NET Architectural Components</text:p>
          </table:table-cell>
          <table:table-cell table:style-name="ce7" office:value-type="string" table:number-columns-spanned="2" table:number-rows-spanned="1">
            <text:p>Repo : Repository</text:p>
          </table:table-cell>
          <table:covered-table-cell/>
          <table:table-cell office:value-type="string">
            <text:p>git init</text:p>
          </table:table-cell>
          <table:table-cell office:value-type="string">
            <text:p>Slack</text:p>
          </table:table-cell>
          <table:table-cell office:value-type="string">
            <text:p>VIM</text:p>
          </table:table-cell>
          <table:table-cell office:value-type="string">
            <text:p><text:a xlink:href="https://www.openvim.com/">https://www.openvim.com/</text:a></text:p>
          </table:table-cell>
          <table:table-cell table:number-columns-repeated="1015"/>
        </table:table-row>
        <table:table-row table:style-name="ro2">
          <table:table-cell office:value-type="string">
            <text:p><text:s text:c="2"/>.NET Core</text:p>
          </table:table-cell>
          <table:table-cell office:value-type="string">
            <text:p>Entity Framework : SQL – Structured Query Language</text:p>
          </table:table-cell>
          <table:table-cell/>
          <table:table-cell office:value-type="string">
            <text:p>git add</text:p>
          </table:table-cell>
          <table:table-cell office:value-type="string">
            <text:p>VS Code</text:p>
          </table:table-cell>
          <table:table-cell office:value-type="string">
            <text:p>VIM</text:p>
          </table:table-cell>
          <table:table-cell office:value-type="string">
            <text:p><text:a xlink:href="https://vimhelp.org/">https://vimhelp.org/</text:a></text:p>
          </table:table-cell>
          <table:table-cell table:number-columns-repeated="1015"/>
        </table:table-row>
        <table:table-row table:style-name="ro2">
          <table:table-cell office:value-type="string">
            <text:p><text:s text:c="2"/>.NET Standard</text:p>
          </table:table-cell>
          <table:table-cell office:value-type="string">
            <text:p><text:s text:c="30"/>DB – Database</text:p>
          </table:table-cell>
          <table:table-cell/>
          <table:table-cell office:value-type="string">
            <text:p>git commit</text:p>
          </table:table-cell>
          <table:table-cell office:value-type="string">
            <text:p>Visual Studio 2019</text:p>
          </table:table-cell>
          <table:table-cell office:value-type="string">
            <text:p>gitBash</text:p>
          </table:table-cell>
          <table:table-cell office:value-type="string">
            <text:p><text:a xlink:href="https://www.educative.io/blog/bash-shell-command-cheat-sheet">https://www.educative.io/blog/bash-shell-command-cheat-sheet</text:a></text:p>
          </table:table-cell>
          <table:table-cell table:number-columns-repeated="1015"/>
        </table:table-row>
        <table:table-row table:style-name="ro2">
          <table:table-cell office:value-type="string">
            <text:p><text:s text:c="2"/>.NET Framework</text:p>
          </table:table-cell>
          <table:table-cell office:value-type="string">
            <text:p><text:s text:c="27"/>ORM – Object Relational Mapping</text:p>
          </table:table-cell>
          <table:table-cell/>
          <table:table-cell office:value-type="string">
            <text:p>git branch</text:p>
          </table:table-cell>
          <table:table-cell office:value-type="string">
            <text:p>gitBash</text:p>
          </table:table-cell>
          <table:table-cell office:value-type="string">
            <text:p>gitBash</text:p>
          </table:table-cell>
          <table:table-cell office:value-type="string">
            <text:p><text:a xlink:href="http://kgarofali.github.io/Pre-MAP//docs/UnixHandout.pdf">http://kgarofali.github.io/Pre-MAP//docs/UnixHandout.pdf</text:a></text:p>
          </table:table-cell>
          <table:table-cell table:number-columns-repeated="1015"/>
        </table:table-row>
        <table:table-row table:style-name="ro2">
          <table:table-cell office:value-type="string">
            <text:p><text:s text:c="2"/>.NET Runtime</text:p>
          </table:table-cell>
          <table:table-cell office:value-type="string">
            <text:p>HTML: HyperText MarkUp Language</text:p>
          </table:table-cell>
          <table:table-cell/>
          <table:table-cell office:value-type="string">
            <text:p>git remote</text:p>
          </table:table-cell>
          <table:table-cell office:value-type="string">
            <text:p>GitHub.com</text:p>
          </table:table-cell>
          <table:table-cell office:value-type="string">
            <text:p>DotNet</text:p>
          </table:table-cell>
          <table:table-cell office:value-type="string">
            <text:p><text:a xlink:href="https://docs.microsoft.com/en-us/dotnet/core/introduction">https://docs.microsoft.com/en-us/dotnet/core/introduction</text:a></text:p>
          </table:table-cell>
          <table:table-cell table:number-columns-repeated="1015"/>
        </table:table-row>
        <table:table-row table:style-name="ro2">
          <table:table-cell office:value-type="string">
            <text:p>ASP.NET Core : Active Server Pages</text:p>
          </table:table-cell>
          <table:table-cell office:value-type="string">
            <text:p>CSS: Cascading Style Sheets</text:p>
          </table:table-cell>
          <table:table-cell/>
          <table:table-cell office:value-type="string">
            <text:p>git push</text:p>
          </table:table-cell>
          <table:table-cell/>
          <table:table-cell office:value-type="string">
            <text:p>C#</text:p>
          </table:table-cell>
          <table:table-cell office:value-type="string">
            <text:p><text:a xlink:href="https://docs.microsoft.com/en-us/dotnet/csharp/tutorials/intro-to-csharp/local-environment">https://docs.microsoft.com/en-us/dotnet/csharp/tutorials/intro-to-csharp/local-environment</text:a></text:p>
          </table:table-cell>
          <table:table-cell table:number-columns-repeated="1015"/>
        </table:table-row>
        <table:table-row table:style-name="ro2">
          <table:table-cell office:value-type="string">
            <text:p>UWP : Universal Windows Platform</text:p>
          </table:table-cell>
          <table:table-cell office:value-type="string">
            <text:p>JS: JavaScript</text:p>
          </table:table-cell>
          <table:table-cell/>
          <table:table-cell office:value-type="string">
            <text:p>git pull</text:p>
          </table:table-cell>
          <table:table-cell/>
          <table:table-cell office:value-type="string">
            <text:p>C#</text:p>
          </table:table-cell>
          <table:table-cell office:value-type="string">
            <text:p><text:a xlink:href="https://docs.microsoft.com/en-us/dotnet/csharp/tour-of-csharp/">https://docs.microsoft.com/en-us/dotnet/csharp/tour-of-csharp/</text:a></text:p>
          </table:table-cell>
          <table:table-cell table:number-columns-repeated="1015"/>
        </table:table-row>
        <table:table-row table:style-name="ro1">
          <table:table-cell office:value-type="string">
            <text:p>Mono</text:p>
          </table:table-cell>
          <table:table-cell office:value-type="string">
            <text:p>SDLC: Software Development Life Cycle</text:p>
          </table:table-cell>
          <table:table-cell/>
          <table:table-cell office:value-type="string">
            <text:p>git clone</text:p>
          </table:table-cell>
          <table:table-cell table:number-columns-repeated="1018"/>
        </table:table-row>
        <table:table-row table:style-name="ro2">
          <table:table-cell office:value-type="string">
            <text:p>Xamarin</text:p>
          </table:table-cell>
          <table:table-cell office:value-type="string">
            <text:p>DevOps: Development Operations</text:p>
          </table:table-cell>
          <table:table-cell/>
          <table:table-cell table:style-name="ce10" office:value-type="string">
            <text:p>..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ocker</text:p>
          </table:table-cell>
          <table:table-cell table:style-name="ce3" office:value-type="string">
            <text:p>SDK : Software Development Kit</text:p>
          </table:table-cell>
          <table:table-cell/>
          <table:table-cell table:style-name="ce10" office:value-type="string">
            <text:p>..</text:p>
          </table:table-cell>
          <table:table-cell table:number-columns-repeated="1018"/>
        </table:table-row>
        <table:table-row table:style-name="ro1">
          <table:table-cell office:value-type="string">
            <text:p>Azure Cloud</text:p>
          </table:table-cell>
          <table:table-cell table:style-name="Default" office:value-type="string">
            <text:p>API: Application Programming Interface</text:p>
          </table:table-cell>
          <table:table-cell/>
          <table:table-cell office:value-type="string">
            <text:p>ls</text:p>
          </table:table-cell>
          <table:table-cell table:number-columns-repeated="1018"/>
        </table:table-row>
        <table:table-row table:style-name="ro2">
          <table:table-cell office:value-type="string">
            <text:p>Apis</text:p>
          </table:table-cell>
          <table:table-cell office:value-type="string">
            <text:p>SOAP: Simple Object Access Protocol</text:p>
          </table:table-cell>
          <table:table-cell/>
          <table:table-cell office:value-type="string">
            <text:p>cd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TypeScript</text:p>
          </table:table-cell>
          <table:table-cell office:value-type="string">
            <text:p>REST: Representational State Transfer</text:p>
          </table:table-cell>
          <table:table-cell/>
          <table:table-cell office:value-type="string">
            <text:p>rm</text:p>
          </table:table-cell>
          <table:table-cell table:number-columns-repeated="1018"/>
        </table:table-row>
        <table:table-row table:style-name="ro2">
          <table:table-cell office:value-type="string">
            <text:p>Angular</text:p>
          </table:table-cell>
          <table:table-cell office:value-type="string">
            <text:p>XML: Extended Markup Language</text:p>
          </table:table-cell>
          <table:table-cell/>
          <table:table-cell office:value-type="string">
            <text:p>mkdir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gitBash</text:p>
          </table:table-cell>
          <table:table-cell office:value-type="string">
            <text:p>JSON: JavaScript Object Notation</text:p>
          </table:table-cell>
          <table:table-cell/>
          <table:table-cell office:value-type="string">
            <text:p>touch</text:p>
          </table:table-cell>
          <table:table-cell table:number-columns-repeated="1018"/>
        </table:table-row>
        <table:table-row table:style-name="ro2">
          <table:table-cell office:value-type="string">
            <text:p>DotNet</text:p>
          </table:table-cell>
          <table:table-cell office:value-type="string">
            <text:p>microservices</text:p>
          </table:table-cell>
          <table:table-cell/>
          <table:table-cell office:value-type="string">
            <text:p>cd /c/</text:p>
          </table:table-cell>
          <table:table-cell table:number-columns-repeated="1018"/>
        </table:table-row>
        <table:table-row table:style-name="ro1">
          <table:table-cell office:value-type="string">
            <text:p>VIM</text:p>
          </table:table-cell>
          <table:table-cell office:value-type="string">
            <text:p>orchestration</text:p>
          </table:table-cell>
          <table:table-cell table:number-columns-repeated="1020"/>
        </table:table-row>
        <table:table-row table:style-name="ro2">
          <table:table-cell office:value-type="string">
            <text:p>Nano</text:p>
          </table:table-cell>
          <table:table-cell office:value-type="string">
            <text:p>Kubernet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ource Cod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L: Intermediate Languag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irtual Machin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LI: Common Language Interfac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DE: Integrated Development Environ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OP: Object Oriented Programming'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LR: Common Language Runtim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IL: Common Intermediate Languag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SIL: MicroSoft Intermediate Languag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mpiler (Roslyn C#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chine Code || Native Instructio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solute Path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lative Path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2">02/12/2021</text:date>, <text:time>10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Weight</meta:initial-creator>
    <meta:creation-date>2021-02-11T20:24:18.09</meta:creation-date>
    <dc:date>2021-02-12T10:35:07.21</dc:date>
    <dc:creator>James Weight</dc:creator>
    <meta:editing-duration>PT13H49M36S</meta:editing-duration>
    <meta:editing-cycles>20</meta:editing-cycles>
    <meta:generator>OpenOffice/4.1.5$Win32 OpenOffice.org_project/415m1$Build-9789</meta:generator>
    <meta:document-statistic meta:table-count="3" meta:cell-count="90" meta:object-count="0"/>
  </office:meta>
</office:document-meta>
</file>